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color="#ffd320" draw:opacity="23%" draw:textarea-horizontal-align="justify" draw:textarea-vertical-align="middle" draw:auto-grow-height="false" fo:min-height="2.05cm" fo:min-width="18.8cm"/>
    </style:style>
    <style:style style:name="gr2" style:family="graphic" style:parent-style-name="standard">
      <style:graphic-properties draw:stroke="none" draw:fill-color="#ffd320" draw:opacity="23%" draw:textarea-horizontal-align="justify" draw:textarea-vertical-align="bottom" draw:auto-grow-height="false" fo:min-height="9.35cm" fo:min-width="18.8cm"/>
    </style:style>
    <style:style style:name="gr3" style:family="graphic" style:parent-style-name="standard">
      <style:graphic-properties draw:fill="solid" draw:fill-color="#e6e6ff" draw:textarea-horizontal-align="justify" draw:textarea-vertical-align="middle" draw:auto-grow-height="false" fo:min-height="0.882cm" fo:min-width="1.904cm"/>
    </style:style>
    <style:style style:name="gr4" style:family="graphic" style:parent-style-name="standard">
      <style:graphic-properties svg:stroke-color="#000000" draw:fill="solid" draw:fill-color="#eeeeee" draw:opacity="50%" draw:opacity-name="" draw:textarea-horizontal-align="justify" draw:textarea-vertical-align="middle" draw:auto-grow-height="false" fo:min-height="1.194cm" fo:min-width="4.744cm"/>
    </style:style>
    <style:style style:name="gr5" style:family="graphic" style:parent-style-name="objectwithoutfill">
      <style:graphic-properties draw:marker-start="" draw:marker-end="Arrow" draw:marker-end-width="0.3cm" draw:fill="none" draw:textarea-vertical-align="middle"/>
    </style:style>
    <style:style style:name="gr6" style:family="graphic" style:parent-style-name="objectwithoutfill">
      <style:graphic-properties draw:marker-start="Arrow" draw:marker-start-width="0.3cm" draw:marker-end="Arrow" draw:marker-end-width="0.3cm" draw:fill="none" draw:textarea-vertical-align="middle"/>
    </style:style>
    <style:style style:name="gr7" style:family="graphic" style:parent-style-name="objectwithoutfill">
      <style:graphic-properties svg:stroke-color="#009933" draw:marker-start="Arrow" draw:marker-start-width="0.3cm" draw:marker-end="Arrow" draw:marker-end-width="0.3cm" draw:fill="none" draw:textarea-vertical-align="middle"/>
    </style:style>
    <style:style style:name="gr8" style:family="graphic" style:parent-style-name="standard">
      <style:graphic-properties svg:stroke-color="#000000" draw:fill-color="#ffffcc" draw:textarea-horizontal-align="justify" draw:textarea-vertical-align="middle" draw:auto-grow-height="false" fo:min-height="1cm" fo:min-width="1.601cm"/>
    </style:style>
    <style:style style:name="gr9" style:family="graphic" style:parent-style-name="standard">
      <style:graphic-properties svg:stroke-color="#000000" draw:marker-start="Half_20_Circle_20_unfilled" draw:marker-end="Half_20_Circle_20_unfilled" draw:textarea-vertical-align="middle"/>
    </style:style>
    <style:style style:name="gr10" style:family="graphic" style:parent-style-name="objectwithoutfill">
      <style:graphic-properties svg:stroke-color="#009933" draw:marker-start="" draw:marker-end="Arrow" draw:marker-end-width="0.3cm" draw:fill="none" draw:textarea-vertical-align="middle"/>
    </style:style>
    <style:style style:name="gr11" style:family="graphic" style:parent-style-name="objectwithoutfill">
      <style:graphic-properties svg:stroke-color="#009933" draw:marker-start="Arrow" draw:marker-end="Arrow" draw:marker-end-width="0.3cm" draw:fill="none" draw:textarea-vertical-align="top"/>
    </style:style>
    <style:style style:name="gr12" style:family="graphic" style:parent-style-name="objectwithoutfill">
      <style:graphic-properties svg:stroke-color="#009933" draw:marker-end="Arrow" draw:marker-end-width="0.3cm" draw:fill="none" draw:textarea-vertical-align="middle"/>
    </style:style>
    <style:style style:name="gr13" style:family="graphic" style:parent-style-name="standard">
      <style:graphic-properties svg:stroke-width="0.028cm" draw:marker-start-width="0.242cm" draw:marker-end-width="0.242cm" draw:fill="none" draw:textarea-horizontal-align="justify" draw:textarea-vertical-align="middle" draw:auto-grow-height="false" fo:min-height="0.983cm" fo:min-width="2.897cm" fo:padding-top="0.139cm" fo:padding-bottom="0.139cm" fo:padding-left="0.264cm" fo:padding-right="0.264cm" fo:wrap-option="no-wrap"/>
    </style:style>
    <style:style style:name="gr14" style:family="graphic" style:parent-style-name="standard">
      <style:graphic-properties svg:stroke-color="#009933" draw:textarea-vertical-align="middle"/>
    </style:style>
    <style:style style:name="gr15" style:family="graphic" style:parent-style-name="standard">
      <style:graphic-properties draw:stroke="none" draw:fill-color="#eeeeee" draw:textarea-horizontal-align="justify" draw:textarea-vertical-align="middle" draw:auto-grow-height="false" fo:min-height="18.75cm" fo:min-width="7.1cm"/>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standard">
      <style:graphic-properties svg:stroke-color="#000000" draw:fill-color="#ffccff" draw:textarea-horizontal-align="justify" draw:textarea-vertical-align="middle" draw:auto-grow-height="false" fo:min-height="1.05cm" fo:min-width="1.8cm"/>
    </style:style>
    <style:style style:name="gr18" style:family="graphic" style:parent-style-name="objectwithoutfill">
      <style:graphic-properties draw:fill="none" draw:textarea-vertical-align="middle"/>
    </style:style>
    <style:style style:name="P1" style:family="paragraph">
      <style:paragraph-properties fo:margin-left="0cm" fo:margin-right="0cm" fo:text-align="start" fo:text-indent="0cm"/>
      <style:text-properties fo:font-size="12pt" fo:font-weight="bold" style:font-size-asian="12pt" style:font-weight-asian="bold" style:font-size-complex="12pt" style:font-weight-complex="bold"/>
    </style:style>
    <style:style style:name="P2" style:family="paragraph">
      <style:paragraph-properties fo:margin-left="14.8cm" fo:margin-right="0cm" fo:text-align="center" fo:text-indent="0cm"/>
      <style:text-properties fo:font-size="12pt" fo:font-weight="bold" style:font-size-asian="12pt" style:font-weight-asian="bold" style:font-size-complex="12pt" style:font-weight-complex="bold"/>
    </style:style>
    <style:style style:name="P3" style:family="paragraph">
      <loext:graphic-properties draw:fill-color="#ffd320" draw:opacity="23%"/>
      <style:paragraph-properties fo:margin-left="14.8cm" fo:margin-right="0cm" fo:text-align="center" fo:text-indent="0cm"/>
      <style:text-properties fo:font-size="12pt" fo:font-weight="bold" style:font-size-asian="12pt" style:font-weight-asian="bold" style:font-size-complex="12pt" style:font-weight-complex="bold"/>
    </style:style>
    <style:style style:name="P4" style:family="paragraph">
      <style:paragraph-properties fo:margin-left="11.5cm" fo:margin-right="0cm" fo:text-align="center" fo:text-indent="0cm"/>
      <style:text-properties fo:font-size="12pt" fo:font-weight="bold" style:font-size-asian="12pt" style:font-weight-asian="bold" style:font-size-complex="12pt" style:font-weight-complex="bold"/>
    </style:style>
    <style:style style:name="P5" style:family="paragraph">
      <loext:graphic-properties draw:fill-color="#ffd320" draw:opacity="23%"/>
      <style:paragraph-properties fo:margin-left="11.5cm" fo:margin-right="0cm" fo:text-align="center" fo:text-indent="0cm"/>
      <style:text-properties fo:font-size="12pt" fo:font-weight="bold" style:font-size-asian="12pt" style:font-weight-asian="bold" style:font-size-complex="12pt" style:font-weight-complex="bold"/>
    </style:style>
    <style:style style:name="P6" style:family="paragraph">
      <loext:graphic-properties draw:fill-color="#ffd320" draw:opacity="23%"/>
      <style:paragraph-properties fo:margin-left="0cm" fo:margin-right="0cm" fo:text-align="start" fo:text-indent="0cm"/>
      <style:text-properties fo:font-size="12pt" fo:font-weight="bold" style:font-size-asian="12pt" style:font-weight-asian="bold" style:font-size-complex="12pt" style:font-weight-complex="bold"/>
    </style:style>
    <style:style style:name="P7" style:family="paragraph">
      <style:paragraph-properties fo:text-align="center"/>
      <style:text-properties fo:font-size="12pt" fo:font-weight="bold" style:font-size-asian="12pt" style:font-weight-asian="bold" style:font-size-complex="12pt" style:font-weight-complex="bold"/>
    </style:style>
    <style:style style:name="P8" style:family="paragraph">
      <loext:graphic-properties draw:fill="solid" draw:fill-color="#e6e6ff"/>
      <style:paragraph-properties fo:text-align="center"/>
      <style:text-properties fo:font-size="12pt" fo:font-weight="bold" style:font-size-asian="12pt" style:font-weight-asian="bold" style:font-size-complex="12pt" style:font-weight-complex="bold"/>
    </style:style>
    <style:style style:name="P9" style:family="paragraph">
      <style:paragraph-properties fo:text-align="center"/>
    </style:style>
    <style:style style:name="P10" style:family="paragraph">
      <loext:graphic-properties draw:fill="solid" draw:fill-color="#eeeeee" draw:opacity="50%"/>
      <style:paragraph-properties fo:text-align="center"/>
    </style:style>
    <style:style style:name="P11" style:family="paragraph">
      <style:paragraph-properties fo:margin-left="0.4cm" fo:margin-right="0cm" fo:text-align="center" fo:text-indent="0cm"/>
      <style:text-properties fo:font-weight="bold" style:font-weight-asian="bold" style:font-weight-complex="bold"/>
    </style:style>
    <style:style style:name="P12" style:family="paragraph">
      <loext:graphic-properties draw:fill="none"/>
      <style:paragraph-properties fo:margin-left="0.4cm" fo:margin-right="0cm" fo:text-align="center" fo:text-indent="0cm"/>
      <style:text-properties fo:font-size="10pt" fo:font-weight="bold" style:font-size-asian="10pt" style:font-weight-asian="bold" style:font-size-complex="10pt" style:font-weight-complex="bold"/>
    </style:style>
    <style:style style:name="P13" style:family="paragraph">
      <loext:graphic-properties draw:fill="none"/>
      <style:paragraph-properties fo:text-align="center"/>
      <style:text-properties fo:font-size="10pt" fo:font-weight="bold" style:font-size-asian="10pt" style:font-weight-asian="bold" style:font-size-complex="10pt" style:font-weight-complex="bold"/>
    </style:style>
    <style:style style:name="P14" style:family="paragraph">
      <style:paragraph-properties fo:margin-left="1.2cm" fo:margin-right="0cm" fo:text-align="center" fo:text-indent="0cm"/>
    </style:style>
    <style:style style:name="P15" style:family="paragraph">
      <loext:graphic-properties draw:fill="none"/>
      <style:paragraph-properties fo:margin-left="1.2cm" fo:margin-right="0cm" fo:text-align="center" fo:text-indent="0cm"/>
      <style:text-properties fo:font-size="10pt" fo:font-weight="bold" fo:background-color="#ff99ff" style:font-size-asian="10pt" style:font-weight-asian="bold" style:font-size-complex="10pt" style:font-weight-complex="bold"/>
    </style:style>
    <style:style style:name="P16" style:family="paragraph">
      <style:paragraph-properties fo:margin-left="0cm" fo:margin-right="1.9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bold" style:letter-kerning="true" style:font-name-asian="Microsoft YaHei" style:font-size-asian="10pt" style:font-style-asian="normal" style:font-weight-asian="bold" style:font-name-complex="Arial" style:font-size-complex="10pt" style:font-style-complex="normal" style:font-weight-complex="bold" style:text-emphasize="none" style:font-relief="none" style:text-overline-style="none" style:text-overline-color="font-color"/>
    </style:style>
    <style:style style:name="P17" style:family="paragraph">
      <loext:graphic-properties draw:fill="none"/>
      <style:paragraph-properties fo:margin-left="0cm" fo:margin-right="1.9cm" fo:text-align="center" fo:text-indent="0cm"/>
      <style:text-properties fo:font-size="10pt" fo:font-weight="bold" fo:background-color="#00ff66" style:font-size-asian="10pt" style:font-weight-asian="bold" style:font-size-complex="10pt" style:font-weight-complex="bold"/>
    </style:style>
    <style:style style:name="P18" style:family="paragraph">
      <loext:graphic-properties draw:fill-color="#ffffcc"/>
      <style:paragraph-properties fo:text-align="center"/>
    </style:style>
    <style:style style:name="P19" style:family="paragraph">
      <style:paragraph-properties fo:margin-left="0cm" fo:margin-right="0cm" fo:text-align="center" fo:text-indent="0cm"/>
    </style:style>
    <style:style style:name="P20" style:family="paragraph">
      <loext:graphic-properties draw:fill="none"/>
      <style:paragraph-properties fo:margin-left="0cm" fo:margin-right="0cm" fo:text-align="center" fo:text-indent="0cm"/>
      <style:text-properties fo:font-size="10pt" fo:font-weight="bold" style:font-size-asian="10pt" style:font-weight-asian="bold" style:font-size-complex="10pt" style:font-weight-complex="bold"/>
    </style:style>
    <style:style style:name="P21" style:family="paragraph">
      <style:paragraph-properties fo:margin-left="1.4cm" fo:margin-right="0cm" fo:margin-top="0cm" fo:margin-bottom="0cm" fo:text-align="center" fo:text-indent="0cm"/>
    </style:style>
    <style:style style:name="P22" style:family="paragraph">
      <loext:graphic-properties draw:fill="none"/>
      <style:paragraph-properties fo:margin-left="1.4cm" fo:margin-right="0cm" fo:margin-top="0cm" fo:margin-bottom="0cm" fo:text-align="center" fo:text-indent="0cm"/>
      <style:text-properties fo:font-size="10pt" fo:font-weight="bold" style:font-size-asian="10pt" style:font-weight-asian="bold" style:font-size-complex="10pt" style:font-weight-complex="bold"/>
    </style:style>
    <style:style style:name="P23" style:family="paragraph">
      <style:paragraph-properties fo:margin-left="0cm" fo:margin-right="1.1cm" fo:text-align="center" fo:text-indent="0cm"/>
    </style:style>
    <style:style style:name="P24" style:family="paragraph">
      <loext:graphic-properties draw:fill="none"/>
      <style:paragraph-properties fo:margin-left="0cm" fo:margin-right="1.1cm" fo:text-align="center" fo:text-indent="0cm"/>
      <style:text-properties fo:font-size="10pt" fo:font-weight="bold" style:font-size-asian="10pt" style:font-weight-asian="bold" style:font-size-complex="10pt" style:font-weight-complex="bold"/>
    </style:style>
    <style:style style:name="P25" style:family="paragraph">
      <style:paragraph-properties fo:text-align="center"/>
      <style:text-properties fo:font-weight="bold" style:font-weight-asian="bold" style:font-weight-complex="bold"/>
    </style:style>
    <style:style style:name="P26" style:family="paragraph">
      <loext:graphic-properties draw:fill="none"/>
      <style:paragraph-properties fo:text-align="center"/>
      <style:text-properties fo:font-size="12pt" fo:font-weight="bold" style:font-size-asian="12pt" style:font-weight-asian="bold" style:font-size-complex="12pt" style:font-weight-complex="bold"/>
    </style:style>
    <style:style style:name="P27" style:family="paragraph">
      <style:paragraph-properties fo:text-align="center"/>
      <style:text-properties fo:font-size="10pt" style:font-size-asian="10pt" style:font-size-complex="10pt"/>
    </style:style>
    <style:style style:name="P28" style:family="paragraph">
      <style:paragraph-properties fo:text-align="center"/>
      <style:text-properties fo:font-size="10pt" fo:font-weight="bold" style:font-size-asian="10pt" style:font-weight-asian="bold" style:font-size-complex="10pt" style:font-weight-complex="bold"/>
    </style:style>
    <style:style style:name="P29" style:family="paragraph">
      <style:paragraph-properties fo:text-align="start"/>
    </style:style>
    <style:style style:name="P30" style:family="paragraph">
      <loext:graphic-properties draw:fill-color="#eeeeee"/>
      <style:paragraph-properties fo:text-align="start"/>
      <style:text-properties fo:font-size="14pt" style:font-size-asian="14pt" style:font-size-complex="14pt"/>
    </style:style>
    <style:style style:name="P31" style:family="paragraph">
      <style:text-properties fo:font-size="12pt"/>
    </style:style>
    <style:style style:name="P32" style:family="paragraph">
      <loext:graphic-properties draw:fill="none" draw:fill-color="#ffffff"/>
      <style:text-properties fo:font-size="12pt"/>
    </style:style>
    <style:style style:name="P33" style:family="paragraph">
      <loext:graphic-properties draw:fill-color="#ffccff"/>
      <style:paragraph-properties fo:text-align="center"/>
      <style:text-properties fo:font-size="12pt" style:font-size-asian="12pt" style:font-size-complex="12pt"/>
    </style:style>
    <style:style style:name="P34" style:family="paragraph">
      <loext:graphic-properties draw:fill="none"/>
      <style:paragraph-properties fo:text-align="center"/>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size="12pt" style:font-size-asian="12pt" style:font-size-complex="12pt"/>
    </style:style>
    <style:style style:name="T6" style:family="text">
      <style:text-properties fo:font-size="10pt" fo:font-weight="bold" style:font-size-asian="10pt" style:font-weight-asian="bold" style:font-size-complex="10pt" style:font-weight-complex="bold"/>
    </style:style>
    <style:style style:name="T7" style:family="text">
      <style:text-properties fo:font-size="14pt" style:font-size-asian="14pt" style:font-size-complex="14pt"/>
    </style:style>
    <style:style style:name="T8"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3" draw:layer="layout" svg:width="19.3cm" svg:height="2.3cm" svg:x="1.5cm" svg:y="1cm">
          <text:p text:style-name="P1"><text:span text:style-name="T1">WEB</text:span></text:p>
          <text:p text:style-name="P2"><text:span text:style-name="T2"/></text:p>
          <draw:enhanced-geometry svg:viewBox="0 0 21600 21600" draw:type="rectangle" draw:enhanced-path="M 0 0 L 21600 0 21600 21600 0 21600 0 0 Z N"/>
        </draw:custom-shape>
        <draw:custom-shape draw:style-name="gr2" draw:text-style-name="P5" draw:layer="layout" svg:width="19.3cm" svg:height="9.6cm" svg:x="1.5cm" svg:y="8.7cm">
          <text:p text:style-name="P4"><text:span text:style-name="T1">Safe Data Haven</text:span></text:p>
          <text:p text:style-name="P4"><text:span text:style-name="T3">Server B</text:span></text:p>
          <text:p text:style-name="P4"><text:span text:style-name="T2">Only available within internal Network</text:span></text:p>
          <draw:enhanced-geometry svg:viewBox="0 0 21600 21600" draw:type="rectangle" draw:enhanced-path="M 0 0 L 21600 0 21600 21600 0 21600 0 0 Z N"/>
        </draw:custom-shape>
        <draw:custom-shape draw:style-name="gr1" draw:text-style-name="P6" draw:layer="layout" svg:width="19.3cm" svg:height="2.3cm" svg:x="1.5cm" svg:y="4.4cm">
          <text:p text:style-name="P1"><text:span text:style-name="T1">DMZ</text:span><text:span text:style-name="T4">*</text:span></text:p>
          <text:p text:style-name="P1"><text:span text:style-name="T3">Server A</text:span></text:p>
          <text:p text:style-name="P1"><text:span text:style-name="T2">Reachable from Web</text:span></text:p>
          <draw:enhanced-geometry svg:viewBox="0 0 21600 21600" draw:type="rectangle" draw:enhanced-path="M 0 0 L 21600 0 21600 21600 0 21600 0 0 Z N"/>
        </draw:custom-shape>
        <draw:custom-shape draw:style-name="gr3" draw:text-style-name="P8" xml:id="id4" draw:id="id4" draw:layer="layout" svg:width="3.4cm" svg:height="1.6cm" svg:x="4.9cm" svg:y="1.3cm">
          <text:p text:style-name="P7"><text:span text:style-name="T3">Smartphone</text:span></text:p>
          <text:p text:style-name="P7"><text:span text:style-name="T3">Ap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0" xml:id="id1" draw:id="id1" draw:layer="layout" svg:width="5.4cm" svg:height="1.6cm" svg:x="8.4cm" svg:y="4.8cm">
          <text:p text:style-name="P9">Central Service</text:p>
          <text:p text:style-name="P9"><text:span text:style-name="T5">Public Gate To Syst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8" draw:layer="layout" svg:width="3.4cm" svg:height="1.6cm" svg:x="14.001cm" svg:y="1.301cm">
          <text:p text:style-name="P7"><text:span text:style-name="T3">Admin</text:span></text:p>
          <text:p text:style-name="P7"><text:span text:style-name="T3">Pan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0" xml:id="id6" draw:id="id6" draw:layer="layout" svg:width="5.4cm" svg:height="1.6cm" svg:x="4.301cm" svg:y="9.201cm">
          <text:p text:style-name="P9">Investor (Person)</text:p>
          <text:p text:style-name="P9"><text:span text:style-name="T5">Private Customer Da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0" xml:id="id2" draw:id="id2" draw:layer="layout" svg:width="5.4cm" svg:height="1.6cm" svg:x="14.301cm" svg:y="9.601cm">
          <text:p text:style-name="P9">Authentication</text:p>
          <text:p text:style-name="P9"><text:span text:style-name="T5">Login/Logout/Toke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12" draw:layer="layout" draw:type="curve" svg:x1="13.8cm" svg:y1="5.6cm" svg:x2="17.001cm" svg:y2="9.601cm" draw:start-shape="id1" draw:start-glue-point="1" draw:end-shape="id2" draw:end-glue-point="0" svg:d="M13800 5600c2134 0 3201 1333 3201 4001" svg:viewBox="0 0 3202 4002">
          <text:p text:style-name="P11"><text:span text:style-name="T6">A1. Login User</text:span></text:p>
          <text:p text:style-name="P11"><text:span text:style-name="T6">Retrieves Token</text:span></text:p>
        </draw:connector>
        <draw:custom-shape draw:style-name="gr4" draw:text-style-name="P10" xml:id="id3" draw:id="id3" draw:layer="layout" svg:width="5.4cm" svg:height="1.6cm" svg:x="14.301cm" svg:y="13.023cm">
          <text:p text:style-name="P9">User Repository</text:p>
          <text:p text:style-name="P9"><text:span text:style-name="T5">Registered U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13" draw:layer="layout" draw:type="curve" svg:x1="17.001cm" svg:y1="11.201cm" svg:x2="17.001cm" svg:y2="13.023cm" draw:start-shape="id2" draw:start-glue-point="2" draw:end-shape="id3" draw:end-glue-point="0" svg:d="M17001 11201v1822" svg:viewBox="0 0 1 1823">
          <text:p text:style-name="P9"><text:span text:style-name="T6">A1. User</text:span></text:p>
          <text:p text:style-name="P9"><text:span text:style-name="T6">Request</text:span></text:p>
        </draw:connector>
        <draw:connector draw:style-name="gr6" draw:text-style-name="P15" draw:layer="layout" draw:type="curve" svg:x1="8.3cm" svg:y1="2.1cm" svg:x2="11.1cm" svg:y2="4.8cm" draw:start-shape="id4" draw:start-glue-point="10" draw:end-shape="id1" draw:end-glue-point="0" svg:d="M8300 2100c1867 0 2800 900 2800 2700" svg:viewBox="0 0 2801 2701">
          <text:p text:style-name="P14"><text:span text:style-name="T6">A1. Login as User</text:span></text:p>
          <text:p text:style-name="P14"><text:span text:style-name="T6">Retrieves Token</text:span></text:p>
        </draw:connector>
        <draw:connector draw:style-name="gr7" draw:text-style-name="P17" draw:layer="layout" draw:type="curve" svg:x1="6.6cm" svg:y1="2.9cm" svg:x2="8.4cm" svg:y2="5.6cm" draw:start-shape="id4" draw:start-glue-point="8" draw:end-shape="id1" draw:end-glue-point="3" svg:d="M6600 2900c0 1800 600 2700 1800 2700" svg:viewBox="0 0 1801 2701">
          <text:p text:style-name="P16"><text:span text:style-name="T6">A2. Robo</text:span></text:p>
          <text:p text:style-name="P16"><text:span text:style-name="T6">Dialog</text:span></text:p>
          <text:p text:style-name="P16"><text:span text:style-name="T6">with Token</text:span></text:p>
        </draw:connector>
        <draw:custom-shape draw:style-name="gr4" draw:text-style-name="P10" xml:id="id7" draw:id="id7" draw:layer="layout" svg:width="5.4cm" svg:height="1.6cm" svg:x="4.302cm" svg:y="12.402cm">
          <text:p text:style-name="P9">Investor Portfolio</text:p>
          <text:p text:style-name="P9"><text:span text:style-name="T5">Customer Investmen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8" xml:id="id5" draw:id="id5" draw:layer="layout" svg:width="2.1cm" svg:height="2cm" svg:x="11.1cm" svg:y="11.5cm">
          <text:p text:style-name="P9">DB</text:p>
          <text:p text:style-name="P9"><text:span text:style-name="T5">Maria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9" draw:text-style-name="P9" draw:layer="layout" draw:line-skew="0.399cm" svg:x1="11.1cm" svg:y1="12.5cm" svg:x2="9.701cm" svg:y2="10.001cm" draw:start-shape="id5" draw:start-glue-point="6" draw:end-shape="id6" draw:end-glue-point="1" svg:d="M11100 12500h-300v-2499h-1099" svg:viewBox="0 0 1400 2500">
          <text:p/>
        </draw:connector>
        <draw:connector draw:style-name="gr9" draw:text-style-name="P9" draw:layer="layout" svg:x1="17.001cm" svg:y1="14.623cm" svg:x2="12.15cm" svg:y2="13.5cm" draw:start-shape="id3" draw:start-glue-point="2" draw:end-shape="id5" draw:end-glue-point="7" svg:d="M17001 14623v502h-4851v-1625" svg:viewBox="0 0 4852 1626">
          <text:p/>
        </draw:connector>
        <draw:connector draw:style-name="gr10" draw:text-style-name="P20" draw:layer="layout" draw:type="curve" svg:x1="7.002cm" svg:y1="12.402cm" svg:x2="7.001cm" svg:y2="10.801cm" draw:start-shape="id7" draw:start-glue-point="0" draw:end-shape="id6" svg:d="M7002 12402c0-1200-1-400-1-1601" svg:viewBox="0 0 2 1602">
          <text:p text:style-name="P19"><text:span text:style-name="T6">A2. Person Data</text:span></text:p>
          <text:p text:style-name="P19"><text:span text:style-name="T6">Request</text:span></text:p>
        </draw:connector>
        <draw:custom-shape draw:style-name="gr4" draw:text-style-name="P10" xml:id="id8" draw:id="id8" draw:layer="layout" svg:width="5.4cm" svg:height="1.6cm" svg:x="4.303cm" svg:y="15.703cm">
          <text:p text:style-name="P9">Robo Advisor</text:p>
          <text:p text:style-name="P9"><text:span text:style-name="T5">Dialog Syst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20" draw:layer="layout" draw:type="curve" svg:x1="7.003cm" svg:y1="15.703cm" svg:x2="7.002cm" svg:y2="14.002cm" draw:start-shape="id8" draw:start-glue-point="0" draw:end-shape="id7" svg:d="M7003 15703c0-1275-1-425-1-1701" svg:viewBox="0 0 2 1702">
          <text:p text:style-name="P19"><text:span text:style-name="T6">A2. Portfolio Information</text:span></text:p>
          <text:p text:style-name="P19"><text:span text:style-name="T6">Request</text:span></text:p>
        </draw:connector>
        <draw:connector draw:style-name="gr11" draw:text-style-name="P22" draw:layer="layout" draw:type="curve" draw:line-skew="-4.25cm -2.534cm" svg:x1="11.1cm" svg:y1="6.4cm" svg:x2="4.303cm" svg:y2="16.503cm" draw:start-shape="id1" draw:start-glue-point="2" draw:end-shape="id8" draw:end-glue-point="3" svg:d="M11100 6400c0 603-4917 502-7754 2877s-3595 7226 957 7226" svg:viewBox="0 0 10048 10104">
          <text:p text:style-name="P21"><text:span text:style-name="T6">A2. Dialog</text:span></text:p>
          <text:p text:style-name="P21"><text:span text:style-name="T6">Investor/Advisor</text:span></text:p>
        </draw:connector>
        <draw:connector draw:style-name="gr12" draw:text-style-name="P24" draw:layer="layout" draw:type="curve" svg:x1="11.1cm" svg:y1="6.4cm" svg:x2="14.301cm" svg:y2="10.401cm" draw:start-shape="id1" draw:start-glue-point="2" draw:end-shape="id2" draw:end-glue-point="3" svg:d="M11100 6400c0 2668 1067 4001 3201 4001" svg:viewBox="0 0 3202 4002">
          <text:p text:style-name="P23"><text:span text:style-name="T6">A2. Token</text:span></text:p>
          <text:p text:style-name="P23"><text:span text:style-name="T6">Validation</text:span></text:p>
        </draw:connector>
        <draw:custom-shape draw:style-name="gr13" draw:text-style-name="P26" xml:id="id9" draw:id="id9" draw:layer="layout" svg:width="5.2cm" svg:height="1.9cm" svg:x="4.4cm" svg:y="18.5cm">
          <text:p text:style-name="P25"><text:span text:style-name="T3">External Stock</text:span></text:p>
          <text:p text:style-name="P25"><text:span text:style-name="T3">Information Service</text:span></text:p>
          <text:p text:style-name="P25"><text:span text:style-name="T6">e.g. XETR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4" draw:text-style-name="P28" draw:layer="layout" svg:x1="7.003cm" svg:y1="17.303cm" svg:x2="7cm" svg:y2="18.5cm" draw:start-shape="id8" draw:start-glue-point="2" draw:end-shape="id9" draw:end-glue-point="0" svg:d="M7003 17303v593h-3v604" svg:viewBox="0 0 4 1198">
          <text:p text:style-name="P27"><text:span text:style-name="T6">A2. API</text:span></text:p>
          <text:p text:style-name="P27"><text:span text:style-name="T6">Request</text:span></text:p>
        </draw:connector>
        <draw:custom-shape draw:style-name="gr15" draw:text-style-name="P30" draw:layer="layout" svg:width="7.6cm" svg:height="19cm" svg:x="21.1cm" svg:y="1cm">
          <text:p text:style-name="P29"><text:span text:style-name="T7">Microservice Architektur DAM</text:span></text:p>
          <text:p text:style-name="P29"><text:span text:style-name="T8">Die Clients (APP und Panel) kommunizieren</text:span></text:p>
          <text:p text:style-name="P29"><text:span text:style-name="T8">über HTTPS per REST im JSON Format mit</text:span></text:p>
          <text:p text:style-name="P29"><text:span text:style-name="T8">dem zentralen Service.</text:span></text:p>
          <text:p text:style-name="P29"><text:span text:style-name="T8">REST bietet sich für mobile Devices an.</text:span></text:p>
          <text:p text:style-name="P29"><text:span text:style-name="T8">JSON ist erheblich unkomplizierter, als XML.</text:span></text:p>
          <text:p text:style-name="P29"><text:span text:style-name="T8"/></text:p>
          <text:p text:style-name="P29"><text:span text:style-name="T8">Der zentrale Service ist der einzige Zugang</text:span></text:p>
          <text:p text:style-name="P29"><text:span text:style-name="T8">von außen zum System und stellt sicher,</text:span></text:p>
          <text:p text:style-name="P29"><text:span text:style-name="T8">dass nur vertrauenswürdige Anfragen bear-</text:span></text:p>
          <text:p text:style-name="P29"><text:span text:style-name="T8">beitet werden. Dazu meldet sich der Client an</text:span></text:p>
          <text:p text:style-name="P29"><text:span text:style-name="T8">und erhält für seine Sitzung ein Token.</text:span></text:p>
          <text:p text:style-name="P29"><text:span text:style-name="T8"/></text:p>
          <text:p text:style-name="P29"><text:span text:style-name="T8">Tokens werden vom Autorisierungs-Dienst</text:span></text:p>
          <text:p text:style-name="P29"><text:span text:style-name="T8">nach Rückfrage an das User-Repository ver-</text:span></text:p>
          <text:p text:style-name="P29"><text:span text:style-name="T8">geben. Token werden nicht persistiert und</text:span></text:p>
          <text:p text:style-name="P29"><text:span text:style-name="T8">laufen aus, wenn keine Interaktion mehr</text:span></text:p>
          <text:p text:style-name="P29"><text:span text:style-name="T8">durch den Benutzer erfolgt.</text:span></text:p>
          <text:p text:style-name="P29"><text:span text:style-name="T8"/></text:p>
          <text:p text:style-name="P29"><text:span text:style-name="T8">Der zentrale Service führt für jede Anfrage</text:span></text:p>
          <text:p text:style-name="P29"><text:span text:style-name="T8">einen Autorisierungs-Check durch (anhand</text:span></text:p>
          <text:p text:style-name="P29"><text:span text:style-name="T8">der Token) und reicht dann die Anfragen an</text:span></text:p>
          <text:p text:style-name="P29"><text:span text:style-name="T8">die für die jeweilige Aufgabe zuständigen</text:span></text:p>
          <text:p text:style-name="P29"><text:span text:style-name="T8">Services (ebenfalls per REST und JSON)</text:span></text:p>
          <text:p text:style-name="P29"><text:span text:style-name="T8">weiter.</text:span></text:p>
          <text:p text:style-name="P29"><text:span text:style-name="T8"/></text:p>
          <text:p text:style-name="P29"><text:span text:style-name="T8">Je nach Bedarf kommunizieren die</text:span></text:p>
          <text:p text:style-name="P29"><text:span text:style-name="T8">Services auch untereinander.</text:span></text:p>
          <text:p text:style-name="P29"><text:span text:style-name="T8"/></text:p>
          <text:p text:style-name="P29"><text:span text:style-name="T8">Diese Architektur ermöglicht:</text:span></text:p>
          <text:list text:style-name="L1">
            <text:list-item>
              <text:p text:style-name="P29"><text:span text:style-name="T8">Geringe Komplexität der Services</text:span></text:p>
            </text:list-item>
            <text:list-item>
              <text:p text:style-name="P29"><text:span text:style-name="T8">Einfacher Austausch der Services</text:span></text:p>
            </text:list-item>
            <text:list-item>
              <text:p text:style-name="P29"><text:span text:style-name="T8">Hohe Skalierbarkeit</text:span></text:p>
              <text:list>
                <text:list-item>
                  <text:p text:style-name="P29"><text:span text:style-name="T8">alle Services und die DB können</text:span><text:span text:style-name="T8"><text:line-break/></text:span><text:span text:style-name="T8">beliebig auf Server verteilt werden</text:span></text:p>
                </text:list-item>
                <text:list-item>
                  <text:p text:style-name="P29"><text:span text:style-name="T8">die Services können repliziert werden</text:span><text:span text:style-name="T8"><text:line-break/></text:span><text:span text:style-name="T8">(Stichwort: Load Balancing)</text:span></text:p>
                </text:list-item>
              </text:list>
            </text:list-item>
            <text:list-item>
              <text:p text:style-name="P29"><text:span text:style-name="T8">Hohe Sicherheit, weil nur der zentrale</text:span><text:span text:style-name="T8"><text:line-break/></text:span><text:span text:style-name="T8">Service von außen erreichbar ist und die</text:span><text:span text:style-name="T8"><text:line-break/></text:span><text:span text:style-name="T8">Zugriffe kontrolliert</text:span></text:p>
            </text:list-item>
            <text:list-item>
              <text:p text:style-name="P29"><text:span text:style-name="T8">Einfaches Deployment in ein produktives</text:span><text:span text:style-name="T8"><text:line-break/></text:span><text:span text:style-name="T8">Umfeld</text:span></text:p>
            </text:list-item>
            <text:list-item>
              <text:p text:style-name="P29"><text:span text:style-name="T8">Organisation der Dienste in Container</text:span><text:span text:style-name="T8"><text:line-break/></text:span><text:span text:style-name="T8">(Docker ↔ Kubernetes)</text:span></text:p>
            </text:list-item>
          </text:list>
          <text:p text:style-name="P29"><text:span text:style-name="T8"/></text:p>
          <text:p text:style-name="P29"><text:span text:style-name="T8"/></text:p>
          <text:p text:style-name="P29"><text:span text:style-name="T8">* DMZ = Demilitarized Zone</text:span></text:p>
          <draw:enhanced-geometry svg:viewBox="0 0 21600 21600" draw:type="rectangle" draw:enhanced-path="M 0 0 L 21600 0 21600 21600 0 21600 0 0 Z N"/>
        </draw:custom-shape>
        <draw:frame draw:style-name="gr16" draw:text-style-name="P32" draw:layer="layout" svg:width="1.899cm" svg:height="0.725cm" svg:x="1.6cm" svg:y="3.4cm">
          <draw:text-box>
            <text:p text:style-name="P31">HTTPS</text:p>
          </draw:text-box>
        </draw:frame>
        <draw:frame draw:style-name="gr16" draw:text-style-name="P32" draw:layer="layout" svg:width="1.615cm" svg:height="0.725cm" svg:x="1.601cm" svg:y="7.301cm">
          <draw:text-box>
            <text:p text:style-name="P31">HTTP</text:p>
          </draw:text-box>
        </draw:frame>
        <draw:custom-shape draw:style-name="gr17" draw:text-style-name="P33" xml:id="id10" draw:id="id10" draw:layer="layout" svg:width="2.3cm" svg:height="1.3cm" svg:x="10.7cm" svg:y="15.852cm">
          <text:p text:style-name="P9"><text:span text:style-name="T5">Framework</text:span></text:p>
          <text:p text:style-name="P9"><text:span text:style-name="T8">e.g. Rasa</text:span></text:p>
          <draw:enhanced-geometry svg:viewBox="0 0 21600 21600" draw:type="rectangle" draw:enhanced-path="M 0 0 L 21600 0 21600 21600 0 21600 0 0 Z N"/>
        </draw:custom-shape>
        <draw:connector draw:style-name="gr18" draw:text-style-name="P34" draw:layer="layout" draw:type="line" svg:x1="9.703cm" svg:y1="16.503cm" svg:x2="10.7cm" svg:y2="16.502cm" draw:start-shape="id8" draw:start-glue-point="1" draw:end-shape="id10" draw:end-glue-point="3" svg:d="M9703 16503l997-1" svg:viewBox="0 0 998 2">
          <text:p/>
        </draw:connector>
        <draw:connector draw:style-name="gr9" draw:text-style-name="P9" draw:layer="layout" svg:x1="11.1cm" svg:y1="12.5cm" svg:x2="9.702cm" svg:y2="13.202cm" draw:start-shape="id5" draw:start-glue-point="6" draw:end-shape="id7" svg:d="M11100 12500h-698v702h-700" svg:viewBox="0 0 1399 703">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6-27T13:13:01.551000000</meta:creation-date>
    <dc:date>2019-06-27T16:55:59.879000000</dc:date>
    <meta:editing-duration>PT2H41M23S</meta:editing-duration>
    <meta:editing-cycles>35</meta:editing-cycles>
    <meta:generator>LibreOffice/5.0.6.3$Windows_x86 LibreOffice_project/490fc03b25318460cfc54456516ea2519c11d1aa</meta:generator>
    <meta:document-statistic meta:object-count="30"/>
  </office:meta>
</office:document-meta>
</file>